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Nimbus Roman No9 L" svg:font-family="'Nimbus Roman No9 L', serif"/>
    <style:font-face style:name="monospace" svg:font-family="monospace"/>
    <style:font-face style:name="sans-serif" svg:font-family="sans-serif"/>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f7ba" officeooo:paragraph-rsid="001af7ba"/>
    </style:style>
    <style:style style:name="P2" style:family="paragraph" style:parent-style-name="Table_20_Contents">
      <style:text-properties officeooo:rsid="001af7ba" officeooo:paragraph-rsid="001af7ba"/>
    </style:style>
    <style:style style:name="P3" style:family="paragraph" style:parent-style-name="Text_20_body">
      <style:paragraph-properties fo:line-height="100%"/>
      <style:text-properties officeooo:paragraph-rsid="002a6e18"/>
    </style:style>
    <style:style style:name="P4" style:family="paragraph" style:parent-style-name="Text_20_body" style:list-style-name="L2">
      <style:paragraph-properties fo:line-height="100%"/>
      <style:text-properties officeooo:paragraph-rsid="002a6e18"/>
    </style:style>
    <style:style style:name="P5" style:family="paragraph" style:parent-style-name="Text_20_body">
      <style:text-properties officeooo:paragraph-rsid="00288c1d"/>
    </style:style>
    <style:style style:name="P6" style:family="paragraph" style:parent-style-name="Text_20_body">
      <style:text-properties officeooo:paragraph-rsid="002a6e18"/>
    </style:style>
    <style:style style:name="P7" style:family="paragraph" style:parent-style-name="Text_20_body">
      <style:paragraph-properties fo:line-height="100%"/>
      <style:text-properties style:font-name="Liberation Serif" fo:font-size="12pt" officeooo:paragraph-rsid="002af223" style:font-size-asian="12pt" style:font-name-complex="FreeSerif" style:font-size-complex="12pt"/>
    </style:style>
    <style:style style:name="P8" style:family="paragraph" style:parent-style-name="Text_20_body">
      <style:paragraph-properties fo:line-height="100%"/>
      <style:text-properties officeooo:rsid="002a6e18" officeooo:paragraph-rsid="002a6e18"/>
    </style:style>
    <style:style style:name="P9" style:family="paragraph" style:parent-style-name="Text_20_body">
      <style:text-properties officeooo:rsid="002af223" officeooo:paragraph-rsid="002af223"/>
    </style:style>
    <style:style style:name="P10" style:family="paragraph" style:parent-style-name="Text_20_body">
      <style:paragraph-properties fo:margin-top="0cm" fo:margin-bottom="0cm" loext:contextual-spacing="false" fo:line-height="100%"/>
    </style:style>
    <style:style style:name="P11" style:family="paragraph" style:parent-style-name="Text_20_body">
      <style:paragraph-properties fo:margin-top="0cm" fo:margin-bottom="0cm" loext:contextual-spacing="false" fo:line-height="100%"/>
      <style:text-properties style:font-name="Liberation Serif" fo:font-size="12pt" officeooo:rsid="00288c1d" officeooo:paragraph-rsid="002af223" style:font-size-asian="12pt" style:font-name-complex="FreeSerif" style:font-size-complex="12pt"/>
    </style:style>
    <style:style style:name="P12" style:family="paragraph" style:parent-style-name="Text_20_body">
      <style:paragraph-properties fo:margin-top="0cm" fo:margin-bottom="0cm" loext:contextual-spacing="false" fo:line-height="100%"/>
      <style:text-properties style:font-name="Liberation Serif" fo:font-size="12pt" officeooo:paragraph-rsid="002af223" style:font-size-asian="12pt" style:font-name-complex="FreeSerif" style:font-size-complex="12pt"/>
    </style:style>
    <style:style style:name="P13" style:family="paragraph" style:parent-style-name="Standard">
      <style:text-properties officeooo:rsid="001af7ba" officeooo:paragraph-rsid="001af7ba"/>
    </style:style>
    <style:style style:name="P14" style:family="paragraph" style:parent-style-name="Standard" style:list-style-name="L1">
      <style:text-properties officeooo:rsid="001af7ba" officeooo:paragraph-rsid="001af7ba"/>
    </style:style>
    <style:style style:name="P15" style:family="paragraph" style:parent-style-name="Standard">
      <style:text-properties officeooo:rsid="001b4706" officeooo:paragraph-rsid="001b4706"/>
    </style:style>
    <style:style style:name="P16" style:family="paragraph" style:parent-style-name="Standard">
      <style:text-properties officeooo:rsid="001da1b7" officeooo:paragraph-rsid="001da1b7"/>
    </style:style>
    <style:style style:name="P17" style:family="paragraph" style:parent-style-name="Standard">
      <style:text-properties style:text-underline-style="solid" style:text-underline-width="auto" style:text-underline-color="font-color" fo:font-weight="bold" officeooo:rsid="001da1b7" officeooo:paragraph-rsid="001da1b7" style:font-weight-asian="bold" style:font-weight-complex="bold"/>
    </style:style>
    <style:style style:name="P18" style:family="paragraph" style:parent-style-name="Standard">
      <style:text-properties style:text-underline-style="none" fo:font-weight="normal" officeooo:rsid="001da1b7" officeooo:paragraph-rsid="001da1b7" style:font-weight-asian="normal" style:font-weight-complex="normal"/>
    </style:style>
    <style:style style:name="P19" style:family="paragraph" style:parent-style-name="Standard">
      <style:text-properties fo:font-style="normal" style:text-underline-style="none" fo:font-weight="normal" officeooo:rsid="001e46d8" officeooo:paragraph-rsid="001e46d8"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1e46d8" officeooo:paragraph-rsid="001e729d"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1e46d8" officeooo:paragraph-rsid="001f3267"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1f3267" officeooo:paragraph-rsid="001f3267"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24d54a" officeooo:paragraph-rsid="0024d54a" style:font-style-asian="normal" style:font-weight-asian="normal" style:font-style-complex="normal" style:font-weight-complex="normal"/>
    </style:style>
    <style:style style:name="P24" style:family="paragraph" style:parent-style-name="Standard">
      <style:text-properties fo:font-style="normal" style:text-underline-style="solid" style:text-underline-width="auto" style:text-underline-color="font-color" fo:font-weight="bold" officeooo:rsid="001e46d8" officeooo:paragraph-rsid="001e46d8" style:font-style-asian="normal" style:font-weight-asian="bold" style:font-style-complex="normal" style:font-weight-complex="bold"/>
    </style:style>
    <style:style style:name="P25" style:family="paragraph" style:parent-style-name="Standard">
      <style:text-properties style:font-name="sans-serif" fo:font-size="9pt" officeooo:rsid="001e729d" officeooo:paragraph-rsid="001e729d"/>
    </style:style>
    <style:style style:name="P26" style:family="paragraph" style:parent-style-name="Standard">
      <style:text-properties officeooo:rsid="00270d8c" officeooo:paragraph-rsid="00270d8c"/>
    </style:style>
    <style:style style:name="T1" style:family="text">
      <style:text-properties officeooo:rsid="001af7ba"/>
    </style:style>
    <style:style style:name="T2" style:family="text">
      <style:text-properties officeooo:rsid="001bb251"/>
    </style:style>
    <style:style style:name="T3" style:family="text">
      <style:text-properties fo:font-weight="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officeooo:rsid="001e46d8"/>
    </style:style>
    <style:style style:name="T6" style:family="text">
      <style:text-properties style:font-name="Liberation Serif" fo:font-size="12pt"/>
    </style:style>
    <style:style style:name="T7" style:family="text">
      <style:text-properties fo:font-size="12pt" style:font-size-asian="10.5pt" style:font-size-complex="12pt"/>
    </style:style>
    <style:style style:name="T8" style:family="text">
      <style:text-properties fo:font-size="12pt" officeooo:rsid="001e729d" style:font-size-asian="10.5pt" style:font-size-complex="12pt"/>
    </style:style>
    <style:style style:name="T9" style:family="text">
      <style:text-properties fo:font-size="12pt" officeooo:rsid="001f3267" style:font-size-asian="10.5pt" style:font-size-complex="12pt"/>
    </style:style>
    <style:style style:name="T10" style:family="text">
      <style:text-properties fo:font-size="12pt" officeooo:rsid="002652ed" style:font-size-asian="10.5pt" style:font-size-complex="12pt"/>
    </style:style>
    <style:style style:name="T11" style:family="text">
      <style:text-properties style:font-name="Nimbus Roman No9 L" fo:font-size="12pt" style:font-size-asian="10.5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288c1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officeooo:rsid="002a6e18"/>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1. How do you evaluate the performance of a project in agile?</text:p>
      <text:p text:style-name="P1"/>
      <text:p text:style-name="P15">*There are various measures which we use <text:span text:style-name="T2">to evaluate the project performance.If we look into the agile key metrics then they include the velocity,hit rate,work remaining on task and project cost.</text:span></text:p>
      <text:p text:style-name="P17">*Velocity:</text:p>
      <text:p text:style-name="P16">Velocity determines hoe many story points you can deliver in a sprint or it can also be defined in hours in the case of a task.The first baseline velocity is predicted on the basis of historical data from previous data.At the end of the project the actual velocity is measured which will help us understand the performance of the project.</text:p>
      <text:p text:style-name="P16"><text:span text:style-name="T4">*Hit rate :</text:span></text:p>
      <text:p text:style-name="P18">Hit rate is the percentage of work allocated to a timebox <text:span text:style-name="T5">that was actually completed </text:span>or in a <text:span text:style-name="T5">simple manner it can be called as the no of times we were able to hit the actrual velocity of the team(actual work completed).</text:span></text:p>
      <text:p text:style-name="P24">*Work remaining on task:</text:p>
      <text:p text:style-name="P19">Each day the team estimates the work remaining on each active Task.It can become more if the work is a complicated one.</text:p>
      <text:p text:style-name="P19"><text:span text:style-name="T4">*Project Cost:</text:span></text:p>
      <text:p text:style-name="P19">The overall cost of the project.</text:p>
      <text:p text:style-name="P19">Apart from theses the project performance can be evaluated by using the project managetment measures which mainly include </text:p>
      <text:p text:style-name="P19"><text:s text:c="50"/>*Cost Performance Index(CPI)</text:p>
      <text:p text:style-name="P19"><text:s text:c="50"/>*Schedule Performance Index(SPI)</text:p>
      <text:p text:style-name="P20"><text:s text:c="50"/>*Earned Business Value(EBV)</text:p>
      <text:p text:style-name="P25"/>
      <text:p text:style-name="P22"><text:span text:style-name="T7">*If project goes according to plan CPI and SPI would = 1 every Sprint</text:span></text:p>
      <text:p text:style-name="P22"><text:span text:style-name="T7">• If CPI&gt;1, then we are spending less than what is expected for each Story Point</text:span></text:p>
      <text:p text:style-name="P22"><text:span text:style-name="T7">• If CPI&lt;1, then we are spending more than what is expected for each Story Point</text:span></text:p>
      <text:p text:style-name="P22"><text:span text:style-name="T7">• If SPI&gt;1, then we are finishing earlier than expected</text:span></text:p>
      <text:p text:style-name="P22"><text:span text:style-name="T7">• If SPI&lt;1, then we are finishing later</text:span></text:p>
      <text:p text:style-name="P22"><text:span text:style-name="T7">These measures will help us undestand the performance of the project.</text:span></text:p>
      <text:p text:style-name="P22"><text:span text:style-name="T7"/></text:p>
      <text:p text:style-name="P23"><text:span text:style-name="T7">*In agile methodology CPI and SPI values are not only the necessary criterion to measure the performance .Instead we also consider the business vallu(Earned Businness Value).It measures the outcome rather than the output.B</text:span><text:span text:style-name="T10">eca</text:span><text:span text:style-name="T7">use it is the outcome that matters than the output.</text:span></text:p>
      <text:p text:style-name="P22"><text:span text:style-name="T11"/></text:p>
      <text:p text:style-name="P21"><text:span text:style-name="T8">*Some common questions that need to be answered <text:s/>for evaluating the project performance are like if the project delivery has met the busniess requirements of the customer,if the timelines of the project are met,if the </text:span><text:span text:style-name="T9">project cost was under control or has crossed the limits and if the features are encorporated are working in a proper manner or not..</text:span></text:p>
      <text:p text:style-name="P1"/>
      <text:p text:style-name="P1">2. Compare traditional monitoring &amp; control with agile monitoring &amp; control</text:p>
      <text:p text:style-name="P1">with respect to metrics generation</text:p>
      <text:p text:style-name="P1"><text:s/></text:p>
      <text:p text:style-name="P26">*Traditional monitoring &amp; control <text:span text:style-name="T15">are very much different from the agile method.</text:span></text:p>
      <text:p text:style-name="P26"/>
      <text:p text:style-name="P6">*Using an agile development model, you still do the same type of work as you would using a traditional waterfall model: You create requirements and designs, you develop your product, and you integrate your product with other products as necessary. You test the product, fix any problems, and deploy it for use.</text:p>
      <text:p text:style-name="P3"><text:soft-page-break/>*However, instead of tackling all the steps for all of your product features at once, you break the project into <text:span text:style-name="T16">iterations </text:span>(smaller segments of the overall project), called <text:span text:style-name="T12">sprints.</text:span></text:p>
      <text:p text:style-name="P3">*With agile software development, you use an<text:span text:style-name="T13"> </text:span><text:span text:style-name="T14">empirical</text:span><text:span text:style-name="T13"> </text:span><text:span text:style-name="T12">control method</text:span> — a process of making decisions based on the realities observed in the actual project.</text:p>
      <text:p text:style-name="P3">*Empirical control requires</text:p>
      <text:list xml:id="list3426702592512877147" text:style-name="L2">
        <text:list-item>
          <text:p text:style-name="P4"><text:span text:style-name="T3">Transparency:</text:span> Everyone involved on an agile project knows what’s going on and how the project is progressing.</text:p>
        </text:list-item>
        <text:list-item>
          <text:p text:style-name="P4"><text:span text:style-name="T3">Frequent inspection:</text:span> The people most invested in the product and process regularly evaluate both the product and process.</text:p>
        </text:list-item>
        <text:list-item>
          <text:p text:style-name="P4"><text:span text:style-name="T3">Adaptation:</text:span> Adjustments be made quickly to minimize problems; if inspection shows that you should change, then change immediately.</text:p>
        </text:list-item>
      </text:list>
      <text:p text:style-name="P3"><text:span text:style-name="T6">*My belief is that Agile provides more opportunities to monitor what is going on than traditional methods and hence offers more effective opportunities to control. Traditional project monitoring focuses on tracking how much effort is expended on each task.The main Agile monitoring technique is to track what software has been incrementally delivered.This is both easier and has much more impact with the customer.The Product Demonstration at the end of a Timebox (part of the Timebox Review Meeting) is where the product increment is show cased.</text:span></text:p>
      <text:p text:style-name="P3"><text:span text:style-name="T15">*In traditional monitoring and control we wont find the velocity,hit rate,work remaining on task measures.</text:span></text:p>
      <text:p text:style-name="P3"><text:span text:style-name="T15">*While in agile there are many measures like Earned Business Value which will help you understand how much business value is attained while this wont be found in the traditional method.</text:span></text:p>
      <text:p text:style-name="P8">*In traditional monitoring &amp; control the customer will not be involved at any stage.Changes cannot be accomodated in this linear process.</text:p>
      <text:p text:style-name="P3"><text:span text:style-name="T17">*Cost Performance index and Schedule Perforamance index are caluculated but Earned Business Value is not measured.</text:span></text:p>
      <text:p text:style-name="Text_20_body">*Agile also offers several other ways to monitor progress. Tracking Velocity is the closet to the traditional tracking of effort. But Velocity is a single number for the entire team for the entire Timebox so tracking this is much simpler than tracking a multitude of discrete tasks.</text:p>
      <text:p text:style-name="P9">*In agile colocation is not needed while in agile colocation i.e. the members of theteam should be located nearby and not splitted up.</text:p>
      <text:p text:style-name="P9">*In Agile frequent delivery is done while in traditional delivery is at the last stage as a whole.</text:p>
      <text:p text:style-name="P9">*In traditional it takes more time to produce a working software but in agile since we have sprints we can produce a working software fastly.</text:p>
      <text:p text:style-name="P1">3. With a total project budget of $ 175,000, and having completed one out of</text:p>
      <text:p text:style-name="P1">four Iterations, we have this product backlog and these actuals:</text:p>
      <text:p text:style-name="P1"/>
      <table:table table:name="Table1" table:style-name="Table1">
        <table:table-column table:style-name="Table1.A" table:number-columns-repeated="3"/>
        <table:table-column table:style-name="Table1.D"/>
        <table:table-row>
          <table:table-cell table:style-name="Table1.A1" office:value-type="string">
            <text:p text:style-name="P1">Feature </text:p>
          </table:table-cell>
          <table:table-cell table:style-name="Table1.A1" office:value-type="string">
            <text:p text:style-name="P1">Estimate</text:p>
            <text:p text:style-name="P1">(storypoints)</text:p>
          </table:table-cell>
          <table:table-cell table:style-name="Table1.A1" office:value-type="string">
            <text:p text:style-name="P1">Completed</text:p>
            <text:p text:style-name="P1">(storypoints) </text:p>
          </table:table-cell>
          <table:table-cell table:style-name="Table1.D1" office:value-type="string">
            <text:p text:style-name="P1"><text:s/>Actual Cost (1000s</text:p>
            <text:p text:style-name="P1">dollars)</text:p>
          </table:table-cell>
        </table:table-row>
        <table:table-row>
          <table:table-cell table:style-name="Table1.A2" office:value-type="string">
            <text:p text:style-name="P1">Welcome Screen </text:p>
          </table:table-cell>
          <table:table-cell table:style-name="Table1.A2" office:value-type="string">
            <text:p text:style-name="P1">10 </text:p>
          </table:table-cell>
          <table:table-cell table:style-name="Table1.A2" office:value-type="string">
            <text:p text:style-name="P1">10 </text:p>
          </table:table-cell>
          <table:table-cell table:style-name="Table1.D2" office:value-type="string">
            <text:p text:style-name="P1">15</text:p>
          </table:table-cell>
        </table:table-row>
        <table:table-row>
          <table:table-cell table:style-name="Table1.A2" office:value-type="string">
            <text:p text:style-name="P1">Advert - Splash Screen</text:p>
          </table:table-cell>
          <table:table-cell table:style-name="Table1.A2" office:value-type="string">
            <text:p text:style-name="P2">20</text:p>
          </table:table-cell>
          <table:table-cell table:style-name="Table1.A2" office:value-type="string">
            <text:p text:style-name="P2">20</text:p>
          </table:table-cell>
          <table:table-cell table:style-name="Table1.D2" office:value-type="string">
            <text:p text:style-name="P2">30</text:p>
          </table:table-cell>
        </table:table-row>
        <table:table-row>
          <table:table-cell table:style-name="Table1.A2" office:value-type="string">
            <text:p text:style-name="P1">Login Screen </text:p>
          </table:table-cell>
          <table:table-cell table:style-name="Table1.A2" office:value-type="string">
            <text:p text:style-name="P2">10</text:p>
          </table:table-cell>
          <table:table-cell table:style-name="Table1.A2" office:value-type="string">
            <text:p text:style-name="P2">10</text:p>
          </table:table-cell>
          <table:table-cell table:style-name="Table1.D2" office:value-type="string">
            <text:p text:style-name="P2">20</text:p>
          </table:table-cell>
        </table:table-row>
        <text:soft-page-break/>
        <table:table-row>
          <table:table-cell table:style-name="Table1.A2" office:value-type="string">
            <text:p text:style-name="P1">Personalized Google Ads</text:p>
          </table:table-cell>
          <table:table-cell table:style-name="Table1.A2" office:value-type="string">
            <text:p text:style-name="P2">20</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text:s/>Catalog Browser</text:p>
          </table:table-cell>
          <table:table-cell table:style-name="Table1.A2" office:value-type="string">
            <text:p text:style-name="P2">20</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Catalog Editor </text:p>
          </table:table-cell>
          <table:table-cell table:style-name="Table1.A2" office:value-type="string">
            <text:p text:style-name="P2">10</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Shopping Basket Browser</text:p>
          </table:table-cell>
          <table:table-cell table:style-name="Table1.A2" office:value-type="string">
            <text:p text:style-name="P2">5</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text:s/>Shopping Card Editor</text:p>
          </table:table-cell>
          <table:table-cell table:style-name="Table1.A2" office:value-type="string">
            <text:p text:style-name="P2">25</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Check-out Process </text:p>
          </table:table-cell>
          <table:table-cell table:style-name="Table1.A2" office:value-type="string">
            <text:p text:style-name="P2">20</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Invoice Calculation </text:p>
          </table:table-cell>
          <table:table-cell table:style-name="Table1.A2" office:value-type="string">
            <text:p text:style-name="P2">10</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Credit Card Verification</text:p>
          </table:table-cell>
          <table:table-cell table:style-name="Table1.A2" office:value-type="string">
            <text:p text:style-name="P2">10</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PayPal Payment Handling</text:p>
          </table:table-cell>
          <table:table-cell table:style-name="Table1.A2" office:value-type="string">
            <text:p text:style-name="P2">20</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Order Confirmation Email</text:p>
          </table:table-cell>
          <table:table-cell table:style-name="Table1.A2" office:value-type="string">
            <text:p text:style-name="P2">20</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text:s/>Totals</text:p>
          </table:table-cell>
          <table:table-cell table:style-name="Table1.A2" office:value-type="string">
            <text:p text:style-name="P2">200</text:p>
          </table:table-cell>
          <table:table-cell table:style-name="Table1.A2" office:value-type="string">
            <text:p text:style-name="P2">40</text:p>
          </table:table-cell>
          <table:table-cell table:style-name="Table1.D2" office:value-type="string">
            <text:p text:style-name="P2">65</text:p>
          </table:table-cell>
        </table:table-row>
      </table:table>
      <text:p text:style-name="P1"/>
      <text:p text:style-name="P1">in our example, after Iteration 1 we should be at 25% complete)</text:p>
      <text:list xml:id="list3204483539029472234" text:style-name="L1">
        <text:list-item>
          <text:p text:style-name="P14">Calculate Planned Value</text:p>
        </text:list-item>
        <text:list-item>
          <text:p text:style-name="P14">Actual % Complete</text:p>
        </text:list-item>
        <text:list-item>
          <text:p text:style-name="P14">Earned Value</text:p>
        </text:list-item>
      </text:list>
      <text:p text:style-name="P1"/>
      <text:p text:style-name="P7"><text:s/></text:p>
      <text:p text:style-name="P7">*total story points =200</text:p>
      <text:p text:style-name="P12">*completed story points completed= 40</text:p>
      <text:p text:style-name="P11"/>
      <text:p text:style-name="P1"/>
      <text:p text:style-name="P5"><text:span text:style-name="T1">*acutal % complete= (TAC/TPC)*100=(40/200)*100=20% </text:span></text:p>
      <text:p text:style-name="P5">*planed value=cost of work expected to be completed(25/100)*175000=43750</text:p>
      <text:p text:style-name="P10">*earned value=cost of work completed (20/100)*175000=35000</text:p>
      <text:p text:style-name="P1"/>
      <text:p text:style-name="P1"/>
      <text:p text:style-name="P1"><text:s/></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Nimbus Roman No9 L" svg:font-family="'Nimbus Roman No9 L', serif"/>
    <style:font-face style:name="monospace" svg:font-family="monospace"/>
    <style:font-face style:name="sans-serif" svg:font-family="sans-serif"/>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3:46:31.505835075</meta:creation-date>
    <dc:date>2016-08-22T17:10:52.966882033</dc:date>
    <meta:editing-duration>PT23M59S</meta:editing-duration>
    <meta:editing-cycles>4</meta:editing-cycles>
    <meta:generator>LibreOffice/5.1.4.2$Linux_X86_64 LibreOffice_project/10m0$Build-2</meta:generator>
    <meta:document-statistic meta:table-count="1" meta:image-count="0" meta:object-count="0" meta:page-count="3" meta:paragraph-count="98" meta:word-count="1000" meta:character-count="6264" meta:non-whitespace-character-count="5195"/>
  </office:meta>
</office:document-meta>
</file>